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5fcf5" officeooo:paragraph-rsid="000dcf52"/>
    </style:style>
    <style:style style:name="P2" style:family="paragraph" style:parent-style-name="Standard">
      <style:text-properties fo:font-style="italic" fo:font-weight="bold" officeooo:rsid="002f150a" officeooo:paragraph-rsid="000dcf52" style:font-style-asian="italic" style:font-weight-asian="bold" style:font-style-complex="italic" style:font-weight-complex="bold"/>
    </style:style>
    <style:style style:name="P3" style:family="paragraph" style:parent-style-name="Standard">
      <style:text-properties fo:font-style="italic" officeooo:rsid="002fd108" officeooo:paragraph-rsid="000dcf52" style:font-style-asian="italic" style:font-style-complex="italic"/>
    </style:style>
    <style:style style:name="P4" style:family="paragraph" style:parent-style-name="Standard">
      <style:text-properties fo:font-style="italic" officeooo:rsid="00c0e168" officeooo:paragraph-rsid="000dcf52" style:font-style-asian="italic" style:font-style-complex="italic"/>
    </style:style>
    <style:style style:name="P5" style:family="paragraph" style:parent-style-name="Standard">
      <style:text-properties fo:font-style="italic" officeooo:rsid="00b8de58" officeooo:paragraph-rsid="000dcf52" style:font-style-asian="italic" style:font-style-complex="italic"/>
    </style:style>
    <style:style style:name="P6" style:family="paragraph" style:parent-style-name="Standard">
      <style:text-properties fo:font-style="italic" officeooo:rsid="006cac6a" officeooo:paragraph-rsid="000dcf52" style:font-style-asian="italic" style:font-style-complex="italic"/>
    </style:style>
    <style:style style:name="P7" style:family="paragraph" style:parent-style-name="Standard">
      <style:text-properties fo:font-style="italic" fo:font-weight="normal" officeooo:rsid="003433e8" officeooo:paragraph-rsid="000dcf52" style:font-style-asian="italic" style:font-weight-asian="normal" style:font-style-complex="italic" style:font-weight-complex="normal"/>
    </style:style>
    <style:style style:name="P8" style:family="paragraph" style:parent-style-name="Standard">
      <style:text-properties fo:font-style="italic" fo:font-weight="normal" officeooo:rsid="00349883" officeooo:paragraph-rsid="000dcf52" style:font-style-asian="italic" style:font-weight-asian="normal" style:font-style-complex="italic" style:font-weight-complex="normal"/>
    </style:style>
    <style:style style:name="P9" style:family="paragraph" style:parent-style-name="Standard">
      <style:text-properties officeooo:rsid="002fd108" officeooo:paragraph-rsid="000dcf52"/>
    </style:style>
    <style:style style:name="P10" style:family="paragraph" style:parent-style-name="Standard">
      <style:text-properties officeooo:rsid="00bf2f81" officeooo:paragraph-rsid="000dcf52" fo:background-color="transparent"/>
    </style:style>
    <style:style style:name="P11" style:family="paragraph" style:parent-style-name="Standard">
      <style:text-properties officeooo:rsid="0032416a" officeooo:paragraph-rsid="000dcf52"/>
    </style:style>
    <style:style style:name="P12" style:family="paragraph" style:parent-style-name="Standard">
      <style:text-properties officeooo:rsid="00b8de58" officeooo:paragraph-rsid="000dcf52"/>
    </style:style>
    <style:style style:name="P13" style:family="paragraph" style:parent-style-name="Standard">
      <style:paragraph-properties fo:margin-left="0.4925in" fo:margin-right="0in" fo:text-indent="0in" style:auto-text-indent="false"/>
      <style:text-properties officeooo:rsid="002fd108" officeooo:paragraph-rsid="000dcf52"/>
    </style:style>
    <style:style style:name="P14" style:family="paragraph" style:parent-style-name="Standard">
      <style:paragraph-properties fo:margin-left="0.4925in" fo:margin-right="0in" fo:text-indent="0in" style:auto-text-indent="false"/>
      <style:text-properties officeooo:rsid="0032416a" officeooo:paragraph-rsid="000dcf52"/>
    </style:style>
    <style:style style:name="P15" style:family="paragraph" style:parent-style-name="Standard">
      <style:paragraph-properties fo:margin-left="0.4925in" fo:margin-right="0in" fo:text-indent="0in" style:auto-text-indent="false"/>
      <style:text-properties fo:font-style="italic" fo:font-weight="normal" officeooo:rsid="003a7e2e" officeooo:paragraph-rsid="000dcf52" style:font-style-asian="italic" style:font-weight-asian="normal" style:font-style-complex="italic" style:font-weight-complex="normal"/>
    </style:style>
    <style:style style:name="P16" style:family="paragraph" style:parent-style-name="Standard">
      <style:paragraph-properties fo:margin-left="0.4925in" fo:margin-right="0in" fo:text-indent="0in" style:auto-text-indent="false"/>
      <style:text-properties fo:font-weight="bold" officeooo:rsid="002c49b7" officeooo:paragraph-rsid="000dcf52" style:font-weight-asian="bold" style:font-weight-complex="bold"/>
    </style:style>
    <style:style style:name="P17" style:family="paragraph" style:parent-style-name="Standard">
      <style:paragraph-properties fo:margin-left="0.4925in" fo:margin-right="0in" fo:text-indent="0in" style:auto-text-indent="false"/>
      <style:text-properties fo:font-weight="bold" officeooo:rsid="00293d4b" officeooo:paragraph-rsid="000dcf52" style:font-weight-asian="bold" style:font-weight-complex="bold"/>
    </style:style>
    <style:style style:name="P18" style:family="paragraph" style:parent-style-name="Standard">
      <style:paragraph-properties fo:margin-left="0.4925in" fo:margin-right="0in" fo:text-indent="0in" style:auto-text-indent="false"/>
      <style:text-properties fo:font-weight="normal" officeooo:rsid="00293d4b" officeooo:paragraph-rsid="000dcf52" style:font-weight-asian="normal" style:font-weight-complex="normal"/>
    </style:style>
    <style:style style:name="P19" style:family="paragraph" style:parent-style-name="Standard">
      <style:paragraph-properties fo:margin-left="0.4925in" fo:margin-right="0in" fo:text-indent="0in" style:auto-text-indent="false"/>
      <style:text-properties officeooo:rsid="00b8de58" officeooo:paragraph-rsid="000dcf52"/>
    </style:style>
    <style:style style:name="T1" style:family="text">
      <style:text-properties officeooo:rsid="006cac6a"/>
    </style:style>
    <style:style style:name="T2" style:family="text">
      <style:text-properties officeooo:rsid="006cac6a" fo:background-color="transparent" loext:char-shading-value="0"/>
    </style:style>
    <style:style style:name="T3" style:family="text">
      <style:text-properties officeooo:rsid="00ac727c" fo:background-color="transparent" loext:char-shading-value="0"/>
    </style:style>
    <style:style style:name="T4" style:family="text">
      <style:text-properties officeooo:rsid="00c87cb2"/>
    </style:style>
    <style:style style:name="T5" style:family="text">
      <style:text-properties officeooo:rsid="0030c44b"/>
    </style:style>
    <style:style style:name="T6" style:family="text">
      <style:text-properties officeooo:rsid="00c0e168"/>
    </style:style>
    <style:style style:name="T7" style:family="text">
      <style:text-properties officeooo:rsid="00c24c94"/>
    </style:style>
    <style:style style:name="T8" style:family="text">
      <style:text-properties fo:font-style="italic" officeooo:rsid="002fd108" style:font-style-asian="italic" style:font-style-complex="italic"/>
    </style:style>
    <style:style style:name="T9" style:family="text">
      <style:text-properties fo:font-style="italic" officeooo:rsid="00c87cb2" style:font-style-asian="italic" style:font-style-complex="italic"/>
    </style:style>
    <style:style style:name="T10" style:family="text">
      <style:text-properties fo:font-style="italic" fo:font-weight="normal" officeooo:rsid="00c87cb2"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fd108" style:font-style-asian="normal" style:font-style-complex="normal"/>
    </style:style>
    <style:style style:name="T13" style:family="text">
      <style:text-properties fo:font-style="normal" officeooo:rsid="00c24c94" style:font-style-asian="normal" style:font-style-complex="normal"/>
    </style:style>
    <style:style style:name="T14" style:family="text">
      <style:text-properties officeooo:rsid="00b8227a"/>
    </style:style>
    <style:style style:name="T15" style:family="text">
      <style:text-properties officeooo:rsid="003446fd"/>
    </style:style>
    <style:style style:name="T16" style:family="text">
      <style:text-properties officeooo:rsid="00c69cdd"/>
    </style:style>
    <style:style style:name="T17" style:family="text">
      <style:text-properties fo:font-weight="normal" style:font-weight-asian="normal" style:font-weight-complex="normal"/>
    </style:style>
    <style:style style:name="T18" style:family="text">
      <style:text-properties fo:font-weight="normal" officeooo:rsid="00293d4b" style:font-weight-asian="normal" style:font-weight-complex="normal"/>
    </style:style>
    <style:style style:name="T19" style:family="text">
      <style:text-properties fo:font-weight="normal" officeooo:rsid="002ddc31" style:font-weight-asian="normal" style:font-weight-complex="normal"/>
    </style:style>
    <style:style style:name="T20" style:family="text">
      <style:text-properties fo:font-weight="normal" officeooo:rsid="002c49b7" style:font-weight-asian="normal" style:font-weight-complex="normal"/>
    </style:style>
    <style:style style:name="T21" style:family="text">
      <style:text-properties officeooo:rsid="00baac29"/>
    </style:style>
    <style:style style:name="T22" style:family="text">
      <style:text-properties officeooo:rsid="00330c6c"/>
    </style:style>
    <style:style style:name="T23" style:family="text">
      <style:text-properties officeooo:rsid="0036926b"/>
    </style:style>
    <style:style style:name="T24" style:family="text">
      <style:text-properties officeooo:rsid="0076c2a3"/>
    </style:style>
    <style:style style:name="T25" style:family="text">
      <style:text-properties officeooo:rsid="000dcf52"/>
    </style:style>
    <style:style style:name="T26" style:family="text">
      <style:text-properties officeooo:rsid="000e19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nect to the ChirpStack Application Gateway and configure it to <text:span text:style-name="T4">receive data from</text:span> your LoRa nodes</text:p>
      <text:p text:style-name="P9">Follow the last page of the RAK website guide (<text:a xlink:type="simple" xlink:href="https://doc.rakwireless.com/rak2245-pi-hat-edition-lorawan-gateway-concentrator-module/connect-the-lora-gateway-with-chirpstack" text:style-name="Internet_20_link" text:visited-style-name="Visited_20_Internet_20_Link">https://doc.rakwireless.com/rak2245-pi-hat-edition-lorawan-gateway-concentrator-module/connect-the-lora-gateway-with-chirpstack</text:a>) to connect to the gateway ChirpStack Application server. In my case I open an Internet browser (I used Chrome) and then type in the URL: <text:a xlink:type="simple" xlink:href="http://10.0.0.50:8080/" text:style-name="Internet_20_link" text:visited-style-name="Visited_20_Internet_20_Link">http://10.0.0.50:8080</text:a> which opens a login page for the Application Server. <text:span text:style-name="T5">The user name is “admin” and the password is also “admin”. This will open the ChirpStack Application Server web interface. You can use this to configure the gateway to receive data from your LoRa nodes. In the settings below I use the settings for my gateway. I noted cases where you need to enter data unique to your setup. </text:span></text:p>
      <text:p text:style-name="P9"/>
      <text:p text:style-name="P10">If you used the Rak Wireless image much of the configuration has already been <text:span text:style-name="T6">filled in</text:span> so you can skip <text:span text:style-name="T7">down to the </text:span><text:span text:style-name="T8">Service-profiles</text:span><text:span text:style-name="T12"> </text:span><text:span text:style-name="T13">step</text:span><text:span text:style-name="T7">.</text:span></text:p>
      <text:p text:style-name="P9"/>
      <text:p text:style-name="P3">Network server</text:p>
      <text:p text:style-name="P13">General</text:p>
      <text:p text:style-name="P13">Network server name = nedRakGateway1 <text:s/><text:span text:style-name="T9">[Choose a name relevant to your project] </text:span></text:p>
      <text:p text:style-name="P13">Network-server server = 127.0.0.1:8000</text:p>
      <text:p text:style-name="P13">Gateway Discovery</text:p>
      <text:p text:style-name="P13">“Enable gateway discovery” not checked</text:p>
      <text:p text:style-name="P13">TLS Certificates</text:p>
      <text:p text:style-name="P13">Do not add anything on this page</text:p>
      <text:p text:style-name="P9"/>
      <text:p text:style-name="P3">Gateway-profiles</text:p>
      <text:p text:style-name="P9"><text:span text:style-name="T6">You </text:span>can leave <text:span text:style-name="T6">this section</text:span> blank <text:span text:style-name="T6">since it’s not used any more</text:span></text:p>
      <text:p text:style-name="P9"/>
      <text:p text:style-name="P3">Organizations</text:p>
      <text:p text:style-name="P13">Organization name = chirpstack</text:p>
      <text:p text:style-name="P13">Display name = ChirpStack</text:p>
      <text:p text:style-name="P13">Gateways = check “Organization can have gateways</text:p>
      <text:p text:style-name="P9"/>
      <text:p text:style-name="P3">All users</text:p>
      <text:p text:style-name="P13">Username = admin</text:p>
      <text:p text:style-name="P13">Permissions check both “Is active” and “Is global admin”</text:p>
      <text:p text:style-name="P9"/>
      <text:p text:style-name="P3">Service-profiles</text:p>
      <text:p text:style-name="P4"><text:span text:style-name="T11">Even if most of the service profile is filled in you need to make sure you check the </text:span><text:span text:style-name="T12">“Add gateway meta-data” </text:span><text:span text:style-name="T11">box.</text:span></text:p>
      <text:p text:style-name="P13">Service-profile name = rakServiceProfile <text:s text:c="4"/><text:span text:style-name="T9">[Choose a name relevant to your project] </text:span></text:p>
      <text:p text:style-name="P13">Network-server = nedRakGateway1 <text:s text:c="4"/><text:span text:style-name="T9">[Should match the name you entered above]</text:span></text:p>
      <text:p text:style-name="P13">Check “Add gateway meta-data” </text:p>
      <text:p text:style-name="P13">Do not check “Enable network geolocation</text:p>
      <text:p text:style-name="P13">use “0” for all three fields at the bottom</text:p>
      <text:p text:style-name="P9"/>
      <text:p text:style-name="P7">Add a new <text:span text:style-name="T14">device </text:span>profile that work<text:span text:style-name="T14">s</text:span> with OTAA and Cayenne</text:p>
      <text:p text:style-name="P11">In my case, <text:span text:style-name="T15">for the turtle tracker, </text:span>I need to add a new profile that uses otaa and Cayenne LPP. To do that, click on “Device-profiles” then click on “+ create” to create a new profile. Enter the following settings. After making the changes click on “CREATE DEVICE PROFILE”.</text:p>
      <text:p text:style-name="P11">General</text:p>
      <text:p text:style-name="P14"><text:soft-page-break/>Device-profile name = otaa_cayenne</text:p>
      <text:p text:style-name="P14">Network-server = ns</text:p>
      <text:p text:style-name="P14">LoRwWAN MAC version = 1.0.2</text:p>
      <text:p text:style-name="P14">LoRaWAN Regional Parameters revision = A</text:p>
      <text:p text:style-name="P14">Last three fiels are “0”</text:p>
      <text:p text:style-name="P14">Join (OTAA/ABP) tab</text:p>
      <text:p text:style-name="P14">Device supports OTAA is checked</text:p>
      <text:p text:style-name="P14">CLASS-B tab</text:p>
      <text:p text:style-name="P14">Device support Class-B not checked</text:p>
      <text:p text:style-name="P14">CLASS-C tab</text:p>
      <text:p text:style-name="P14">Device support Class-B not checked</text:p>
      <text:p text:style-name="P14">CODEC tab</text:p>
      <text:p text:style-name="P14">Payload codec = Cayenne LPP <text:span text:style-name="T25">(unless you are using a custom codec)</text:span></text:p>
      <text:p text:style-name="P11"/>
      <text:p text:style-name="P5">Configure the gateway</text:p>
      <text:p text:style-name="P12">The gateway should be configured already <text:span text:style-name="T16">if you used the Rak Wireless image</text:span>. <text:span text:style-name="T16">Otherwise you can </text:span>follow these <text:span text:style-name="T16">settings to configure the gateway:</text:span></text:p>
      <text:p text:style-name="P15">Gateway details</text:p>
      <text:p text:style-name="P16"><text:span text:style-name="T17">Gateway name = <text:s/></text:span><text:span text:style-name="T18">ned_rak1_gateway <text:s text:c="3"/></text:span><text:span text:style-name="T10">[Choose a name relevant to your project] </text:span></text:p>
      <text:p text:style-name="P17"><text:span text:style-name="T17">Description = Ned’s first </text:span><text:span text:style-name="T19">RAK gateway <text:s text:c="4"/></text:span><text:span text:style-name="T10">[Choose a description relevant to your project] </text:span></text:p>
      <text:p text:style-name="P18">Gateway ID = b827ebfffeade849 <text:s text:c="4"/><text:span text:style-name="T9">[Choose ID for your gateway] </text:span></text:p>
      <text:p text:style-name="P17"><text:span text:style-name="T20">Network server = nedRakGateway1</text:span><text:span text:style-name="T17"> <text:s text:c="7"/></text:span><text:span text:style-name="T10">[Should match the name you entered above]</text:span></text:p>
      <text:p text:style-name="P18">“Gateway discovery enabled” not checked</text:p>
      <text:p text:style-name="P12"/>
      <text:p text:style-name="P12"><text:span text:style-name="T16">This is optional but you ca</text:span>n follow these instructions to set the gateway location.</text:p>
      <text:p text:style-name="P19">Click on the Gateways link o<text:span text:style-name="T26">n</text:span> the left then click on the “GATEWAY CONFIGURATION” tab near <text:s/>the top of the page. If you want you can enter the “Gateway altitude” in the appropriate text box. Next, use the map to move the icon to your location. To do that you need to first zoom out <text:span text:style-name="T21">by clicking on the “-” button several times </text:span>until you see you location on the map then move the icon to roughly the correct location. To more accurately place the icon zoom in and move the marker again. Repeat this zoom and move step until you are satisfied with the location then click “UPDATE GATEWAY”. </text:p>
      <text:p text:style-name="P11"/>
      <text:p text:style-name="P7">Add a device</text:p>
      <text:p text:style-name="P11">To add a device (Gnat <text:span text:style-name="T22">in my case</text:span>) go to “Applications” then click on the name of <text:span text:style-name="T22">an</text:span> application – <text:span text:style-name="T22">the default is “app”</text:span>. Click on “+ CREATE” and enter the following information. <text:s/><text:span text:style-name="T22">Below is what I used for my device.</text:span></text:p>
      <text:p text:style-name="P14">Configuration</text:p>
      <text:p text:style-name="P14">Device name = neds_gnat2 <text:s text:c="4"/><text:span text:style-name="T10">[Choose a name relevant to your project] </text:span></text:p>
      <text:p text:style-name="P14">Device description = Neds second Gnat <text:s text:c="4"/><text:span text:style-name="T10">[Choose a description relevant to your project] </text:span></text:p>
      <text:p text:style-name="P14">Device EUI = 383434306a379301 <text:s text:c="4"/><text:span text:style-name="T10">[Choose EUI for your LoRa device] </text:span></text:p>
      <text:p text:style-name="P14">Device-profile = otaa_cayenne <text:s text:c="2"/><text:span text:style-name="T9">[</text:span><text:span text:style-name="T10">Should match the name you entered above]</text:span></text:p>
      <text:p text:style-name="P14">Disable frame-counter validation not checked</text:p>
      <text:p text:style-name="P14"/>
      <text:p text:style-name="P14">After clicking Create Device you need to enter the Application key</text:p>
      <text:p text:style-name="P14">Keys (OTAA)</text:p>
      <text:p text:style-name="P14">Application key = 9C5E64056A46C2872DED008E20A6F95A <text:s text:c="3"/><text:span text:style-name="T10">[Choose or generate an application key that you use for your application]</text:span></text:p>
      <text:p text:style-name="P14">Gen Application key – leave blank</text:p>
      <text:p text:style-name="P14"><text:soft-page-break/>Click on “SET DEVICE-KEYS”</text:p>
      <text:p text:style-name="P11"/>
      <text:p text:style-name="P8">Viewing data from a LoRa node</text:p>
      <text:p text:style-name="P1">To see if the Gateway is communicating with the LoRa node you just configured click on “Applications” then clcik on the application that you use to create a device (“app” is the pre-configured application”). Click on the link for the device you just created then click on the “DEVICE DATA” link near the top of the page. <text:span text:style-name="T23">Any incoming data packets should be displayed. If you see the data you expect the gateway is working.</text:span></text:p>
      <text:p text:style-name="P1"/>
      <text:p text:style-name="P6">Set up the Application Server to PUSH data to <text:span text:style-name="T24">an endpoint (</text:span>another server<text:span text:style-name="T24">)</text:span></text:p>
      <text:p text:style-name="P1"><text:span text:style-name="T1">To set up the Application Server to use HTTP PUSH to forward data to another server (see section below “Set up an Internet server and database to store and access data”) you need to configure an Integration. To do that </text:span>click on “Applications” <text:span text:style-name="T1">in the ChirpStack web browser interface </text:span>then <text:span text:style-name="T1">click</text:span> on <text:span text:style-name="T1">the</text:span> “<text:span text:style-name="T1">INTEGRATIONS” tab near the top of the interface. Next, clcik on the “HTTP” link to open the form. For the “Payload marshaler” enter “JSON”. The only other line you need to fill in is “Endpoint <text:s/>data URL”. This URL specifies where the LoRa packet will be sent. When testing with a server on a local computer you need to specify the IP address of the computer with the MongoDB database and server. Since data is being sent from the RPi it is important that they are on the same network so they can communicate. For example, if you install MongoDB and the server on the computer that you use to SSH into the RPi then you could use the IP address of that computer. You also need to add the port (3000 as defined in the Node.js code) and the “data” directory. For example, I put the following text on the “Uplink data URL” line: “</text:span><text:a xlink:type="simple" xlink:href="http://10.0.0.61:3000/data" text:style-name="Internet_20_link" text:visited-style-name="Visited_20_Internet_20_Link"><text:span text:style-name="T1">http://10.0.0.61:3000/data</text:span></text:a><text:span text:style-name="T1">”. If you are connecting to the Heroku server you would need that URL. For example for Heroku: </text:span><text:a xlink:type="simple" xlink:href="https://turtle-server.herokuapp.com/data" text:style-name="Internet_20_link" text:visited-style-name="Visited_20_Internet_20_Link"><text:span text:style-name="T1">https://turtle-server.herokuapp.com/data</text:span></text:a><text:span text:style-name="T1">. </text:span><text:span text:style-name="T2">You can get that address from Heroku </text:span><text:span text:style-name="T3">by logging into your account and via the terminal </text:span><text:span text:style-name="T2">as described below </text:span><text:span text:style-name="T3">in the “Deploy code to Heroku server” s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4T14:03:11.259087500</meta:creation-date>
    <dc:date>2020-08-24T14:11:00.205400580</dc:date>
    <dc:creator>Ned Horning</dc:creator>
    <meta:editing-duration>PT7M48S</meta:editing-duration>
    <meta:editing-cycles>3</meta:editing-cycles>
    <meta:generator>LibreOffice/6.0.7.3$Linux_X86_64 LibreOffice_project/00m0$Build-3</meta:generator>
    <meta:document-statistic meta:table-count="0" meta:image-count="0" meta:object-count="0" meta:page-count="3" meta:paragraph-count="70" meta:word-count="1086" meta:character-count="6574" meta:non-whitespace-character-count="5496"/>
  </office:meta>
</office:document-meta>
</file>